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100%" draw:fill-color="#729fcf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cm" draw:marker-start-width="0.203cm" draw:marker-end-width="0.203cm" svg:stroke-opacity="100%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cm" draw:marker-start-width="0.203cm" draw:marker-end-width="0.20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1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58cm" svg:height="1.415cm" svg:x="1.933cm" svg:y="2.232cm">
          <text:p text:style-name="P1"><text:span text:style-name="T1">2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58cm" svg:height="1.415cm" svg:x="6.934cm" svg:y="2.232cm">
          <text:p text:style-name="P1">5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58cm" svg:height="1.415cm" svg:x="12.435cm" svg:y="2.232cm">
          <text:p text:style-name="P1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58cm" svg:height="1.415cm" svg:x="9.736cm" svg:y="5.332cm">
          <text:p text:style-name="P1">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.513cm" svg:y1="2.94cm" svg:x2="6.934cm" svg:y2="2.94cm" draw:start-shape="id1" draw:start-glue-point="10" draw:end-shape="id2" draw:end-glue-point="6" svg:d="M3513 2940h3421" svg:viewBox="0 0 3422 1">
          <text:p text:style-name="P1"><text:span text:style-name="T1">1</text:span></text:p>
          <text:p text:style-name="P1"/>
        </draw:connector>
        <draw:connector draw:style-name="gr5" draw:text-style-name="P1" draw:layer="layout" draw:type="line" svg:x1="8.514cm" svg:y1="2.94cm" svg:x2="12.435cm" svg:y2="2.94cm" draw:start-shape="id2" draw:start-glue-point="10" draw:end-shape="id3" draw:end-glue-point="6" svg:d="M8514 2940h3921" svg:viewBox="0 0 3922 1">
          <text:p text:style-name="P1">10</text:p>
          <text:p text:style-name="P1"/>
        </draw:connector>
        <draw:connector draw:style-name="gr5" draw:text-style-name="P1" draw:layer="layout" draw:type="line" svg:x1="8.283cm" svg:y1="3.44cm" svg:x2="9.967cm" svg:y2="5.539cm" draw:start-shape="id2" draw:start-glue-point="9" draw:end-shape="id4" draw:end-glue-point="5" svg:d="M8283 3440l1684 2099" svg:viewBox="0 0 1685 2100">
          <text:p text:style-name="P1"><text:s text:c="4"/>1</text:p>
        </draw:connector>
        <draw:connector draw:style-name="gr5" draw:text-style-name="P1" draw:layer="layout" draw:type="line" svg:x1="11.085cm" svg:y1="5.539cm" svg:x2="12.666cm" svg:y2="3.44cm" draw:start-shape="id4" draw:start-glue-point="11" draw:end-shape="id3" draw:end-glue-point="7" svg:d="M11085 5539l1581-2099" svg:viewBox="0 0 1582 2100">
          <text:p text:style-name="P1"><text:s text:c="4"/>1</text:p>
        </draw:connector>
        <draw:custom-shape draw:style-name="gr6" draw:text-style-name="P1" draw:layer="layout" svg:width="1.422cm" svg:height="1.422cm" svg:x="17.539cm" svg:y="2.227cm">
          <text:p text:style-name="P1"/>
          <draw:enhanced-geometry svg:viewBox="0 0 21600 21600" draw:type="rectangle" draw:enhanced-path="M 0 0 L 21600 0 21600 21600 0 21600 0 0 Z N"/>
        </draw:custom-shape>
        <draw:frame draw:style-name="gr7" draw:layer="layout" svg:width="0.925cm" svg:height="0.962cm" svg:x="17.909cm" svg:y="1.254cm">
          <draw:text-box>
            <text:p>A</text:p>
          </draw:text-box>
        </draw:frame>
        <draw:custom-shape draw:style-name="gr3" draw:text-style-name="P1" draw:layer="layout" svg:width="1.422cm" svg:height="1.422cm" svg:x="18.939cm" svg:y="2.228cm">
          <text:p text:style-name="P1">201</text:p>
          <draw:enhanced-geometry svg:viewBox="0 0 21600 21600" draw:type="rectangle" draw:enhanced-path="M 0 0 L 21600 0 21600 21600 0 21600 0 0 Z N"/>
        </draw:custom-shape>
        <draw:frame draw:style-name="gr7" draw:layer="layout" svg:width="0.925cm" svg:height="0.962cm" svg:x="19.309cm" svg:y="1.255cm">
          <draw:text-box>
            <text:p>B</text:p>
          </draw:text-box>
        </draw:frame>
        <draw:custom-shape draw:style-name="gr6" draw:text-style-name="P1" draw:layer="layout" svg:width="1.422cm" svg:height="1.422cm" svg:x="20.339cm" svg:y="2.229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0.959cm" svg:height="0.962cm" svg:x="20.709cm" svg:y="1.256cm">
          <draw:text-box>
            <text:p>C</text:p>
          </draw:text-box>
        </draw:frame>
        <draw:custom-shape draw:style-name="gr6" draw:text-style-name="P1" draw:layer="layout" svg:width="1.422cm" svg:height="1.422cm" svg:x="21.739cm" svg:y="2.23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0.959cm" svg:height="0.962cm" svg:x="22.109cm" svg:y="1.257cm">
          <draw:text-box>
            <text:p>D</text:p>
          </draw:text-box>
        </draw:frame>
        <draw:frame draw:style-name="gr7" draw:layer="layout" svg:width="0.925cm" svg:height="0.962cm" svg:x="16.71cm" svg:y="2.454cm">
          <draw:text-box>
            <text:p>A</text:p>
          </draw:text-box>
        </draw:frame>
        <draw:custom-shape draw:style-name="gr3" draw:text-style-name="P1" draw:layer="layout" svg:width="1.422cm" svg:height="1.422cm" svg:x="17.54cm" svg:y="3.628cm">
          <text:p text:style-name="P1">201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422cm" svg:height="1.422cm" svg:x="18.94cm" svg:y="3.6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20.34cm" svg:y="3.63cm">
          <text:p text:style-name="P1">60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21.74cm" svg:y="3.631cm">
          <text:p text:style-name="P1">101</text:p>
          <draw:enhanced-geometry svg:viewBox="0 0 21600 21600" draw:type="rectangle" draw:enhanced-path="M 0 0 L 21600 0 21600 21600 0 21600 0 0 Z N"/>
        </draw:custom-shape>
        <draw:frame draw:style-name="gr7" draw:layer="layout" svg:width="0.925cm" svg:height="0.962cm" svg:x="16.711cm" svg:y="3.855cm">
          <draw:text-box>
            <text:p>B</text:p>
          </draw:text-box>
        </draw:frame>
        <draw:custom-shape draw:style-name="gr6" draw:text-style-name="P1" draw:layer="layout" svg:width="1.422cm" svg:height="1.422cm" svg:x="17.541cm" svg:y="5.0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18.941cm" svg:y="5.03cm">
          <text:p text:style-name="P1">6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422cm" svg:height="1.422cm" svg:x="20.341cm" svg:y="5.031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21.741cm" svg:y="5.032cm">
          <text:p text:style-name="P1">101</text:p>
          <draw:enhanced-geometry svg:viewBox="0 0 21600 21600" draw:type="rectangle" draw:enhanced-path="M 0 0 L 21600 0 21600 21600 0 21600 0 0 Z N"/>
        </draw:custom-shape>
        <draw:frame draw:style-name="gr7" draw:layer="layout" svg:width="0.959cm" svg:height="0.962cm" svg:x="16.712cm" svg:y="5.256cm">
          <draw:text-box>
            <text:p>C</text:p>
          </draw:text-box>
        </draw:frame>
        <draw:custom-shape draw:style-name="gr6" draw:text-style-name="P1" draw:layer="layout" svg:width="1.422cm" svg:height="1.422cm" svg:x="17.542cm" svg:y="6.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18.942cm" svg:y="6.431cm">
          <text:p text:style-name="P1">10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2cm" svg:height="1.422cm" svg:x="20.342cm" svg:y="6.432cm">
          <text:p text:style-name="P1">101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422cm" svg:height="1.422cm" svg:x="21.742cm" svg:y="6.433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0.959cm" svg:height="0.962cm" svg:x="16.713cm" svg:y="6.657cm">
          <draw:text-box>
            <text:p>D</text:p>
          </draw:text-box>
        </draw:frame>
        <draw:frame draw:style-name="gr7" draw:layer="layout" svg:width="0.925cm" svg:height="0.962cm" svg:x="2.21cm" svg:y="1.354cm">
          <draw:text-box>
            <text:p>A</text:p>
          </draw:text-box>
        </draw:frame>
        <draw:frame draw:style-name="gr7" draw:layer="layout" svg:width="0.925cm" svg:height="0.962cm" svg:x="7.31cm" svg:y="1.355cm">
          <draw:text-box>
            <text:p>B</text:p>
          </draw:text-box>
        </draw:frame>
        <draw:frame draw:style-name="gr7" draw:layer="layout" svg:width="0.959cm" svg:height="0.962cm" svg:x="12.721cm" svg:y="1.37cm">
          <draw:text-box>
            <text:p>C</text:p>
          </draw:text-box>
        </draw:frame>
        <draw:frame draw:style-name="gr7" draw:layer="layout" svg:width="0.959cm" svg:height="0.962cm" svg:x="10.063cm" svg:y="4.542cm">
          <draw:text-box>
            <text:p>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2T15:12:29.342009195</meta:creation-date>
    <dc:date>2016-07-02T15:39:07.024175528</dc:date>
    <dc:creator>elucterio </dc:creator>
    <meta:editing-duration>PT11M22S</meta:editing-duration>
    <meta:editing-cycles>5</meta:editing-cycles>
    <meta:generator>LibreOffice/4.2.8.2$Linux_X86_64 LibreOffice_project/420m0$Build-2</meta:generator>
    <meta:document-statistic meta:object-count="36"/>
  </office:meta>
</office:document-meta>
</file>